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uDig&lt;/h1&gt;</text:p>
      <text:p text:style-name="P1">&lt;p&gt;</text:p>
      <text:p text:style-name="P1"> <text:s/>&lt;a href="http://udig.refractions.net"&gt;User-friendly Desktop Internet GIS&lt;/a&gt; (uDig)is an open source</text:p>
      <text:p text:style-name="P1"> <text:s/>spatial data viewer/editor, with special emphasis on the OpenGIS standards for internet GIS, the Web</text:p>
      <text:p text:style-name="P1"> <text:s/>Map Server and Web Feature Server standards.</text:p>
      <text:p text:style-name="Normal"> <text:s/></text:p>
      <text:p text:style-name="P1">&lt;h2&gt;Running on the LiveDVD&lt;/h2&gt;</text:p>
      <text:p text:style-name="P1">&lt;ol&gt;</text:p>
      <text:p text:style-name="P1">&lt;li&gt;To run uDig on the Live DVD, click on the uDig link on the desktop.&lt;/li&gt;</text:p>
      <text:p text:style-name="P1">&lt;li&gt;The uDig help menu provides an excellent quickstart (also available</text:p>
      <text:p text:style-name="P1"> &lt;a =href="http://udig.refractions.net/confluence/display/EN/Quickstart"&gt;online&lt;/a&gt;).&lt;/li&gt;</text:p>
      <text:p text:style-name="P1">&lt;li&gt;Walkthrough 1 covers how to use the application to view local files, postgis and web services.</text:p>
      <text:p text:style-name="P1"> <text:s/>&lt;ul&gt;</text:p>
      <text:p text:style-name="P1"> <text:s/>&lt;li&gt;&lt;a href="/usr/local/share/udig/udig-docs/uDigWalkthrough1.pdf"&gt;uDig Walkthrough1&lt;/a&gt;&lt;/li&gt;</text:p>
      <text:p text:style-name="P1"> <text:s/>&lt;li&gt;&lt;a href="/usr/local/share/udig/udig-data"&gt;udig-data&lt;/a&gt;&lt;/li&gt;</text:p>
      <text:p text:style-name="P1"> <text:s/>&lt;/ul&gt;</text:p>
      <text:p text:style-name="P1"> <text:s/>&lt;/li&gt;</text:p>
      <text:p text:style-name="P1">&lt;li&gt;Please start up the local geoserver included on the Live DVD before proceeding. <text:s/></text:p>
      <text:p text:style-name="P1">&lt;li&gt;Walkthrough 2 will make use of the local geoserver and cover editing and editing with a web feature server.</text:p>
      <text:p text:style-name="P1"> <text:s/>&lt;ul&gt;</text:p>
      <text:p text:style-name="P1"> <text:s/>&lt;li&gt;&lt;a href="/usr/local/share/udig/udig-docs/uDigWalkthrough2.pdf"&gt;uDig Walkthrough2&lt;/a&gt;&lt;/li&gt;</text:p>
      <text:p text:style-name="P1"> <text:s/>&lt;/ul&gt;</text:p>
      <text:p text:style-name="P1"> <text:s/>&lt;/li&gt;</text:p>
      <text:p text:style-name="P1">&lt;/ol&gt;</text:p>
      <text:p text:style-name="Normal"/>
      <text:p text:style-name="P1">&lt;h2&gt;Developers&lt;/h2&gt;</text:p>
      <text:p text:style-name="P1">&lt;p&gt;</text:p>
      <text:p text:style-name="P1"> <text:s/>uDig provides a common Java platform for building spatial applications with open source components.</text:p>
      <text:p text:style-name="P1"> <text:s/>For more information please visit us online at &lt;a href="http://udig.refractions.net/developers/"&gt;uDig Developers&lt;/a&gt;.</text:p>
      <text:p text:style-name="P1"> <text:s/>You will find a series of clear tutorials covering making a simple tool through to releasing your own custom application.</text:p>
      <text:p text:style-name="P1"> <text:s/>&lt;/p&gt;</text:p>
      <text:p text:style-name="Normal"> <text:s/></text:p>
      <text:p text:style-name="P1">&lt;h2&gt;About 1.2-M6&lt;/h2&gt;</text:p>
      <text:p text:style-name="Normal"/>
      <text:p text:style-name="P1">&lt;p&gt;</text:p>
      <text:p text:style-name="P1">The "M6" stands for milestone; as we are eager to showcase of of the new functionality available in the 1.2 series.</text:p>
      <text:p text:style-name="P1">&lt;/p&gt;&lt;p&gt;</text:p>
      <text:p text:style-name="P1">This release is the result of an amazing</text:p>
      <text:p text:style-name="P1"> &lt;a href="http://udig-news.blogspot.com/2009/07/code-grind-09-wrap-up.html"&gt;week long code sprint&lt;/a&gt;</text:p>
      <text:p text:style-name="P1"> held at Hydrologis in Italy supplimented by developers</text:p>
      <text:p text:style-name="P1"> &lt;a href="http://udig-news.blogspot.com/2009/07/udig-code-grind-team.html"&gt;all over the world&lt;/a&gt;.</text:p>
      <text:p text:style-name="P1"> A special thanks to the participating organizations:</text:p>
      <text:p text:style-name="P1"> &lt;a href="http://www.axios.es/"&gt;Axios&lt;/a&gt;,</text:p>
      <text:p text:style-name="P1"> &lt;a href="http://www.camptocamp.com/"&gt;Camptocamp&lt;/&gt;,</text:p>
      <text:p text:style-name="P1"> &lt;a <text:s/>href="http://www.iais.fraunhofer.de/"&gt;Fraunhofer IAIS&lt;/&gt;,</text:p>
      <text:p text:style-name="P1"> &lt;a href="http://www.hydrologis.com/"&gt;HydroloGIS&lt;/a&gt; and</text:p>
      <text:p text:style-name="P1"> &lt;a href="http://www.lisasoft.com/"&gt;LISAsoft&lt;/a&gt;.</text:p>
      <text:p text:style-name="P1">&lt;/p&gt;&lt;p&gt;</text:p>
      <text:p text:style-name="P1">The uDig 1.2 series has focused on raster support using Java Advanced Imaging and ImageIO libraries</text:p>
      <text:p text:style-name="P1"> <text:s/>and added support for web tile servers.</text:p>
      <text:p text:style-name="P1">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